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Verdana, Arial, sans-serif"/>
    <style:font-face style:name="Lucida Sans Unicode" svg:font-family="'Lucida Sans Unicode', 'Lucida Grande', Tahoma, Verdana, sans-serif"/>
    <style:font-face style:name="times new roman" svg:font-family="'times new roman', 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fdd1"/>
    </style:style>
    <style:style style:name="P2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08f754" officeooo:paragraph-rsid="000cfdd1" style:font-style-asian="normal" style:font-weight-asian="normal" style:font-style-complex="normal" style:font-weight-complex="normal"/>
    </style:style>
    <style:style style:name="P3" style:family="paragraph" style:parent-style-name="Text_20_body">
      <style:paragraph-properties fo:margin-top="0in" fo:margin-bottom="0in" loext:contextual-spacing="false"/>
      <style:text-properties fo:font-style="normal" style:text-underline-style="none" fo:font-weight="normal" officeooo:rsid="0008f754" officeooo:paragraph-rsid="0008f754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top="0in" fo:margin-bottom="0in" loext:contextual-spacing="false"/>
      <style:text-properties fo:font-style="normal" style:text-underline-style="none" fo:font-weight="normal" officeooo:rsid="0008f754" officeooo:paragraph-rsid="000b5676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top="0in" fo:margin-bottom="0in" loext:contextual-spacing="false"/>
      <style:text-properties fo:font-style="normal" style:text-underline-style="none" fo:font-weight="normal" officeooo:rsid="0009dc33" officeooo:paragraph-rsid="0009dc33" style:font-style-asian="normal" style:font-weight-asian="normal" style:font-style-complex="normal" style:font-weight-complex="normal"/>
    </style:style>
    <style:style style:name="T1" style:family="text">
      <style:text-properties style:font-name="times new roman" fo:font-size="12pt"/>
    </style:style>
    <style:style style:name="T2" style:family="text">
      <style:text-properties style:font-name="times new roman" fo:font-size="12pt" officeooo:rsid="0009dc33"/>
    </style:style>
    <style:style style:name="T3" style:family="text">
      <style:text-properties style:font-name="times new roman" fo:font-size="12pt" fo:font-style="italic" officeooo:rsid="0009dc33" style:font-style-asian="italic" style:font-style-complex="italic"/>
    </style:style>
    <style:style style:name="T4" style:family="text">
      <style:text-properties style:font-name="times new roman" fo:font-size="12pt" officeooo:rsid="000b5676"/>
    </style:style>
    <style:style style:name="T5" style:family="text">
      <style:text-properties style:font-name="times new roman" fo:font-size="12pt" fo:font-style="normal" style:text-underline-style="none" fo:font-weight="normal" officeooo:rsid="0009dc33" style:font-style-asian="normal" style:font-weight-asian="normal" style:font-style-complex="normal" style:font-weight-complex="normal"/>
    </style:style>
    <style:style style:name="T6" style:family="text">
      <style:text-properties style:font-name="times new roman" fo:font-size="12pt" officeooo:rsid="000cfdd1"/>
    </style:style>
    <style:style style:name="T7" style:family="text">
      <style:text-properties officeooo:rsid="000b5676"/>
    </style:style>
    <style:style style:name="T8" style:family="text">
      <style:text-properties officeooo:rsid="000cfd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f you would like to forward the email to me, I can have our support team edit/include the instructions on downloading canopy and setting it up for the class. I will send out the email cc'ing you.</text:span></text:p>
      <text:p text:style-name="P2"><text:span text:style-name="T1"/></text:p>
      <text:p text:style-name="P3"><text:span text:style-name="T1"/></text:p>
      <text:p text:style-name="P3"><text:span text:style-name="T1">Hello SciPy 2017 Teen Track attendees!</text:span></text:p>
      <text:p text:style-name="P3"><text:span text:style-name="T1"/></text:p>
      <text:p text:style-name="P3"><text:span text:style-name="T1">I am looking forward to meeting you on Monday, July 10 for an introduction to data analysis using Python built-in operations, NumPy, and matplotlib.* As you may have seen on the SciPy 2017 website, the tutorial is broken into a morning and an afternoon session, and there will also be two fifteen-minute breaks during each session. </text:span></text:p>
      <text:p text:style-name="P3"><text:span text:style-name="T1"/></text:p>
      <text:p text:style-name="P3"><text:span text:style-name="T1">Our tutorial will be held in Room 108 on level 1 of the conference building. When you arrive at SciPy, you should check in at the registration desk on level 2. </text:span><text:span text:style-name="T2">Please arrive with everything installed by 9am. If you have any installation difficulties or pre-tutorial questions, I will be available to help in Room 108 b</text:span><text:span text:style-name="T1">etween 8am and 9am. </text:span><text:span text:style-name="T2">There will also be three other volunteers available for help, so hopefully everyone should be able to get all their questions answered quickly. </text:span></text:p>
      <text:p text:style-name="P3"><text:span text:style-name="T1"/></text:p>
      <text:p text:style-name="P3"><text:span text:style-name="T1">In this tutorial, we will be working with Python 3.</text:span><text:span text:style-name="T6">5</text:span><text:span text:style-name="T1">, <text:s/>NumPy 1.12, SciPy 0.18, and Jupyter Notebook. </text:span><text:span text:style-name="T4">You should also have a text editor or IDE installed; my preferred IDE for Python is IDLE.**</text:span><text:span text:style-name="T1"> It will be most straightforward to install these tools using Enthought Canopy version 2.1.3. You may download an installer from </text:span><text:a xlink:type="simple" xlink:href="https://store.enthought.com/downloads/" text:style-name="Internet_20_link" text:visited-style-name="Visited_20_Internet_20_Link"><text:span text:style-name="T1">https://store.enthought.com/downloads/</text:span></text:a><text:span text:style-name="T1">. Choose the installer appropriate for your operating system, and make sure you are installing Python 3.5. </text:span><text:span text:style-name="T4">After downloading the installer, run it and follow all the instructions to get an environment all ready to program in Python. </text:span></text:p>
      <text:p text:style-name="P3"><text:span text:style-name="T1"/></text:p>
      <text:p text:style-name="P4"><text:span text:style-name="T1">To check to see if these </text:span><text:span text:style-name="T4">tools</text:span><text:span text:style-name="T1"> are installed correctly on your machine, please run the attached script in your Python window. </text:span><text:span text:style-name="T4">Y</text:span><text:span text:style-name="T2">ou can run it by downloading the script, </text:span><text:span text:style-name="T4">opening the file in IDLE, and clicking “RUN” on the menu bar. (If you have a Mac or Linux, you could instead</text:span><text:span text:style-name="T2"> </text:span><text:span text:style-name="T6">run the file by </text:span><text:span text:style-name="T2">open</text:span><text:span text:style-name="T6">ing</text:span><text:span text:style-name="T2"> a terminal and typ</text:span><text:span text:style-name="T6">ing</text:span><text:span text:style-name="T2"> “python dependencies.py”.</text:span><text:span text:style-name="T4">)</text:span><text:span text:style-name="T3"> </text:span><text:span text:style-name="T1">If you are having trouble with installation, the SciPy support team will be available by email: </text:span><text:a xlink:type="simple" xlink:href="mailto:scipy@enthought.com" text:style-name="Internet_20_link" text:visited-style-name="Visited_20_Internet_20_Link"><text:span text:style-name="T1">scipy@enthought.com</text:span></text:a><text:span text:style-name="T1">. </text:span><text:span text:style-name="T2">Please be sure to include in your email that you are attending the Teen Track, so you can be directed to the right help. </text:span></text:p>
      <text:p text:style-name="P3"><text:span text:style-name="T1"/></text:p>
      <text:p text:style-name="P5"><text:span text:style-name="T1">I’m super-excited to meet you all and dive into data analysis! Feel free to email me with any questions or concerns (</text:span><text:a xlink:type="simple" xlink:href="mailto:equinney35@gmail.com" text:style-name="Internet_20_link" text:visited-style-name="Visited_20_Internet_20_Link"><text:span text:style-name="T1">equinney35@gmail.com</text:span></text:a><text:span text:style-name="T1">); I’ll try to answer them as best I can. </text:span></text:p>
      <text:p text:style-name="P5"><text:span text:style-name="T1"/></text:p>
      <text:p text:style-name="P5"><text:span text:style-name="T1">~ Emily Quinn Finney, SciPy 2017 Teen Track Instructor</text:span></text:p>
      <text:p text:style-name="P3"><text:span text:style-name="T1"/></text:p>
      <text:p text:style-name="P3"><text:span text:style-name="T1"/></text:p>
      <text:p text:style-name="P1">* <text:span text:style-name="T8">I</text:span><text:span text:style-name="T5">f you don’t know what these tools are, don’t worry – we’ll cover all that in the tutorial!</text:span></text:p>
      <text:p text:style-name="Standard"/>
      <text:p text:style-name="Standard">** “<text:span text:style-name="T7">IDE” stands for “Integrated Development Environment”. Basically it’s a text editor that includes some other development capabilities that are usually specific to the programming language you’re </text:span><text:soft-page-break/><text:span text:style-name="T7">using. I like IDLE because it marks different parts of the Python code in different colors, making the code easy to read. It is also very easy to run scripts from IDLE. </text:span></text:p>
      <text:p text:style-name="Standard"><text:a xlink:type="simple" xlink:href="https://support.enthought.com/hc/en-us/articles/204469570-Installing-a-new-Canopy-version" text:style-name="Internet_20_link" text:visited-style-name="Visited_20_Internet_20_Link">https://support.enthought.com/hc/en-us/articles/204469570-Installing-a-new-Canopy-version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Verdana, Arial, sans-serif"/>
    <style:font-face style:name="Lucida Sans Unicode" svg:font-family="'Lucida Sans Unicode', 'Lucida Grande', Tahoma, Verdana, sans-serif"/>
    <style:font-face style:name="times new roman" svg:font-family="'times new roman', 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6:17:51.227540842</meta:creation-date>
    <dc:date>2017-06-28T17:57:56.723015612</dc:date>
    <meta:editing-duration>PT43M14S</meta:editing-duration>
    <meta:editing-cycles>1</meta:editing-cycles>
    <meta:document-statistic meta:table-count="0" meta:image-count="0" meta:object-count="0" meta:page-count="2" meta:paragraph-count="11" meta:word-count="496" meta:character-count="3011" meta:non-whitespace-character-count="2517"/>
    <meta:generator>LibreOffice/5.1.6.2$Linux_X86_64 LibreOffice_project/10m0$Build-2</meta:generator>
  </office:meta>
</office:document-meta>
</file>